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language="en" fo:country="GB"/>
    </style:style>
    <style:style style:name="P18" style:parent-style-name="Normální" style:family="paragraph">
      <style:text-properties fo:language="en" fo:country="GB"/>
    </style:style>
    <style:style style:name="T19" style:parent-style-name="instrukce" style:family="text">
      <style:text-properties style:use-window-font-color="true" fo:language="en" fo:country="GB"/>
    </style:style>
    <style:style style:name="T20" style:parent-style-name="Standardnípísmoodstavce" style:family="text">
      <style:text-properties fo:font-weight="bold" style:font-weight-asian="bold"/>
    </style:style>
    <style:style style:name="P21" style:parent-style-name="Základnítext" style:family="paragraph">
      <style:text-properties fo:font-weight="bold" style:font-weight-asian="bold" fo:color="#008576" fo:font-size="12pt" style:font-size-asian="12pt" style:font-size-complex="13pt" fo:language="en" fo:country="GB"/>
    </style:style>
    <style:style style:name="P22" style:parent-style-name="Základnítext" style:family="paragraph">
      <style:text-properties fo:language="en" fo:country="GB"/>
    </style:style>
    <style:style style:name="T23" style:parent-style-name="Standardnípísmoodstavce" style:family="text">
      <style:text-properties fo:language="en" fo:country="GB"/>
    </style:style>
    <style:style style:name="T24" style:parent-style-name="Značkapozn.podčarou" style:family="text">
      <style:text-properties style:use-window-font-color="true" fo:language="en" fo:country="GB"/>
    </style:style>
    <style:style style:name="T25" style:parent-style-name="Standardnípísmoodstavce" style:family="text">
      <style:text-properties fo:language="en" fo:country="GB"/>
    </style:style>
    <style:style style:name="T26" style:parent-style-name="Standardnípísmoodstavce" style:family="text">
      <style:text-properties fo:language="en" fo:country="GB"/>
    </style:style>
    <style:style style:name="T27" style:parent-style-name="Standardnípísmoodstavce" style:family="text">
      <style:text-properties fo:language="en" fo:country="GB"/>
    </style:style>
    <style:style style:name="P28" style:parent-style-name="Číslovanýseznam" style:family="paragraph"/>
    <style:style style:name="T29" style:parent-style-name="instrukce" style:family="text">
      <style:text-properties style:use-window-font-color="true" fo:language="en" fo:country="GB"/>
    </style:style>
    <style:style style:name="T30" style:parent-style-name="Standardnípísmoodstavce" style:family="text">
      <style:text-properties fo:language="en" fo:country="GB"/>
    </style:style>
    <style:style style:name="T31" style:parent-style-name="instrukce" style:family="text">
      <style:text-properties style:use-window-font-color="true" fo:language="en" fo:country="GB"/>
    </style:style>
    <style:style style:name="P32" style:parent-style-name="Číslovanýseznam" style:family="paragraph"/>
    <style:style style:name="T33" style:parent-style-name="instrukce" style:family="text">
      <style:text-properties style:use-window-font-color="true" fo:language="en" fo:country="GB"/>
    </style:style>
    <style:style style:name="T34" style:parent-style-name="Standardnípísmoodstavce" style:family="text">
      <style:text-properties fo:language="en" fo:country="GB"/>
    </style:style>
    <style:style style:name="T35" style:parent-style-name="instrukce" style:family="text">
      <style:text-properties style:use-window-font-color="true" fo:language="en" fo:country="GB"/>
    </style:style>
    <style:style style:name="T36" style:parent-style-name="instrukce" style:family="text">
      <style:text-properties style:use-window-font-color="true" fo:language="en" fo:country="GB"/>
    </style:style>
    <style:style style:name="P37" style:parent-style-name="Číslovanýseznam" style:family="paragraph"/>
    <style:style style:name="T38" style:parent-style-name="instrukce" style:family="text">
      <style:text-properties style:use-window-font-color="true" fo:language="en" fo:country="GB"/>
    </style:style>
    <style:style style:name="T39" style:parent-style-name="Standardnípísmoodstavce" style:family="text">
      <style:text-properties fo:language="en" fo:country="GB"/>
    </style:style>
    <style:style style:name="T40" style:parent-style-name="instrukce" style:family="text">
      <style:text-properties style:use-window-font-color="true" fo:language="en" fo:country="GB"/>
    </style:style>
    <style:style style:name="P41" style:parent-style-name="Číslovanýseznam" style:family="paragraph"/>
    <style:style style:name="T42" style:parent-style-name="instrukce" style:family="text">
      <style:text-properties style:use-window-font-color="true" fo:language="en" fo:country="GB"/>
    </style:style>
    <style:style style:name="T43" style:parent-style-name="instrukce" style:family="text">
      <style:text-properties style:use-window-font-color="true" fo:language="en" fo:country="GB"/>
    </style:style>
    <style:style style:name="T44" style:parent-style-name="instrukce" style:family="text">
      <style:text-properties fo:font-weight="bold" style:font-weight-asian="bold" style:use-window-font-color="true" fo:language="en" fo:country="GB"/>
    </style:style>
    <style:style style:name="P45" style:parent-style-name="Číslovanýseznam" style:family="paragraph"/>
    <style:style style:name="P46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47" style:parent-style-name="instrukce" style:family="text">
      <style:text-properties style:use-window-font-color="true" fo:language="en" fo:country="GB"/>
    </style:style>
    <style:style style:name="T48" style:parent-style-name="Standardnípísmoodstavce" style:family="text">
      <style:text-properties fo:language="en" fo:country="GB"/>
    </style:style>
    <style:style style:name="T49" style:parent-style-name="instrukce" style:family="text">
      <style:text-properties style:use-window-font-color="true" fo:language="en" fo:country="GB"/>
    </style:style>
    <style:style style:name="T50" style:parent-style-name="instrukce" style:family="text">
      <style:text-properties fo:font-weight="bold" style:font-weight-asian="bold" style:use-window-font-color="true" fo:language="en" fo:country="GB"/>
    </style:style>
    <style:style style:name="T51" style:parent-style-name="instrukce" style:family="text">
      <style:text-properties style:use-window-font-color="true" fo:language="en" fo:country="GB"/>
    </style:style>
    <style:style style:name="P52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53" style:parent-style-name="instrukce" style:family="text">
      <style:text-properties style:use-window-font-color="true" fo:language="en" fo:country="GB"/>
    </style:style>
    <style:style style:name="T54" style:parent-style-name="instrukce" style:family="text">
      <style:text-properties style:use-window-font-color="true" fo:language="en" fo:country="GB"/>
    </style:style>
    <style:style style:name="P55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56" style:parent-style-name="instrukce" style:family="text">
      <style:text-properties style:use-window-font-color="true" fo:language="en" fo:country="GB"/>
    </style:style>
    <style:style style:name="T57" style:parent-style-name="Standardnípísmoodstavce" style:family="text">
      <style:text-properties fo:language="en" fo:country="GB"/>
    </style:style>
    <style:style style:name="T58" style:parent-style-name="instrukce" style:family="text">
      <style:text-properties style:use-window-font-color="true" fo:language="en" fo:country="GB"/>
    </style:style>
    <style:style style:name="T59" style:parent-style-name="instrukce" style:family="text">
      <style:text-properties style:use-window-font-color="true" fo:language="en" fo:country="GB"/>
    </style:style>
    <style:style style:name="T60" style:parent-style-name="Značkapozn.podčarou" style:family="text">
      <style:text-properties style:use-window-font-color="true" fo:language="en" fo:country="GB"/>
    </style:style>
    <style:style style:name="T61" style:parent-style-name="Standardnípísmoodstavce" style:family="text">
      <style:text-properties fo:language="en" fo:country="GB"/>
    </style:style>
    <style:style style:name="T62" style:parent-style-name="Hypertextovýodkaz" style:family="text">
      <style:text-properties fo:language="en" fo:country="GB"/>
    </style:style>
    <style:style style:name="T63" style:parent-style-name="Standardnípísmoodstavce" style:family="text">
      <style:text-properties fo:language="en" fo:country="GB"/>
    </style:style>
    <style:style style:name="P64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65" style:parent-style-name="instrukce" style:family="text">
      <style:text-properties style:use-window-font-color="true" fo:language="en" fo:country="GB"/>
    </style:style>
    <style:style style:name="T66" style:parent-style-name="Standardnípísmoodstavce" style:family="text">
      <style:text-properties fo:language="en" fo:country="GB"/>
    </style:style>
    <style:style style:name="T67" style:parent-style-name="instrukce" style:family="text">
      <style:text-properties style:use-window-font-color="true" fo:language="en" fo:country="GB"/>
    </style:style>
    <style:style style:name="T68" style:parent-style-name="instrukce" style:family="text">
      <style:text-properties fo:font-weight="bold" style:font-weight-asian="bold" style:use-window-font-color="true" fo:language="en" fo:country="GB"/>
    </style:style>
    <style:style style:name="T69" style:parent-style-name="instrukce" style:family="text">
      <style:text-properties style:use-window-font-color="true" fo:language="en" fo:country="GB"/>
    </style:style>
    <style:style style:name="T70" style:parent-style-name="instrukce" style:family="text">
      <style:text-properties fo:language="en" fo:country="GB"/>
    </style:style>
    <style:style style:name="T71" style:parent-style-name="Hypertextovýodkaz" style:family="text">
      <style:text-properties fo:language="en" fo:country="GB"/>
    </style:style>
    <style:style style:name="T72" style:parent-style-name="instrukce" style:family="text">
      <style:text-properties fo:language="en" fo:country="GB"/>
    </style:style>
    <style:style style:name="T73" style:parent-style-name="instrukce" style:family="text">
      <style:text-properties style:use-window-font-color="true" fo:language="en" fo:country="GB"/>
    </style:style>
    <style:style style:name="T74" style:parent-style-name="instrukce" style:family="text">
      <style:text-properties fo:language="en" fo:country="GB"/>
    </style:style>
    <style:style style:name="T75" style:parent-style-name="Hypertextovýodkaz" style:family="text">
      <style:text-properties fo:language="en" fo:country="GB"/>
    </style:style>
    <style:style style:name="T76" style:parent-style-name="instrukce" style:family="text">
      <style:text-properties style:use-window-font-color="true" fo:language="en" fo:country="GB"/>
    </style:style>
    <style:style style:name="P77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78" style:parent-style-name="instrukce" style:family="text">
      <style:text-properties style:use-window-font-color="true" fo:language="en" fo:country="GB"/>
    </style:style>
    <style:style style:name="T79" style:parent-style-name="Standardnípísmoodstavce" style:family="text">
      <style:text-properties fo:language="en" fo:country="GB"/>
    </style:style>
    <style:style style:name="T80" style:parent-style-name="Standardnípísmoodstavce" style:family="text">
      <style:text-properties fo:language="en" fo:country="GB"/>
    </style:style>
    <style:style style:name="T81" style:parent-style-name="instrukce" style:family="text">
      <style:text-properties style:use-window-font-color="true" fo:language="en" fo:country="GB"/>
    </style:style>
    <style:style style:name="TableColumn83" style:family="table-column">
      <style:table-column-properties style:column-width="1.2236in"/>
    </style:style>
    <style:style style:name="TableColumn84" style:family="table-column">
      <style:table-column-properties style:column-width="4.425in"/>
    </style:style>
    <style:style style:name="Table82" style:family="table">
      <style:table-properties style:width="5.6486in" fo:margin-left="0.25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88" style:parent-style-name="instrukce" style:family="text">
      <style:text-properties fo:font-weight="bold" style:font-weight-asian="bold" style:use-window-font-color="true"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91" style:parent-style-name="instrukce" style:family="text">
      <style:text-properties fo:font-weight="bold" style:font-weight-asian="bold" style:use-window-font-color="true" fo:language="en" fo:country="GB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95" style:parent-style-name="instrukce" style:family="text">
      <style:text-properties style:use-window-font-color="tru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98" style:parent-style-name="instrukce" style:family="text">
      <style:text-properties style:use-window-font-color="true" fo:language="en" fo:country="GB"/>
    </style:style>
    <style:style style:name="T99" style:parent-style-name="Značkapozn.podčarou" style:family="text">
      <style:text-properties fo:language="en" fo:country="GB"/>
    </style:style>
    <style:style style:name="T100" style:parent-style-name="Standardnípísmoodstavce" style:family="text">
      <style:text-properties fo:language="en" fo:country="GB"/>
    </style:style>
    <style:style style:name="T101" style:parent-style-name="Standardnípísmoodstavce" style:family="text">
      <style:text-properties fo:language="en" fo:country="GB"/>
    </style:style>
    <style:style style:name="T102" style:parent-style-name="instrukce" style:family="text">
      <style:text-properties fo:language="en" fo:country="GB"/>
    </style:style>
    <style:style style:name="T103" style:parent-style-name="Hypertextovýodkaz" style:family="text">
      <style:text-properties fo:language="en" fo:country="GB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07" style:parent-style-name="instrukce" style:family="text">
      <style:text-properties style:use-window-font-color="tru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10" style:parent-style-name="instrukce" style:family="text">
      <style:text-properties style:use-window-font-color="true"/>
    </style:style>
    <style:style style:name="T111" style:parent-style-name="instrukce" style:family="text">
      <style:text-properties style:use-window-font-color="true"/>
    </style:style>
    <style:style style:name="T112" style:parent-style-name="instrukce" style:family="text">
      <style:text-properties style:use-window-font-color="true"/>
    </style:style>
    <style:style style:name="T113" style:parent-style-name="instrukce" style:family="text">
      <style:text-properties style:use-window-font-color="true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17" style:parent-style-name="instrukce" style:family="text">
      <style:text-properties style:use-window-font-color="tru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20" style:parent-style-name="Hypertextovýodkaz" style:family="text">
      <style:text-properties fo:language="en" fo:country="GB"/>
    </style:style>
    <style:style style:name="T121" style:parent-style-name="instrukce" style:family="text">
      <style:text-properties style:use-window-font-color="true" fo:language="en" fo:country="GB"/>
    </style:style>
    <style:style style:name="T122" style:parent-style-name="instrukce" style:family="text">
      <style:text-properties fo:language="en" fo:country="GB"/>
    </style:style>
    <style:style style:name="T123" style:parent-style-name="Hypertextovýodkaz" style:family="text">
      <style:text-properties fo:language="en" fo:country="GB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27" style:parent-style-name="instrukce" style:family="text">
      <style:text-properties style:use-window-font-color="tru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30" style:parent-style-name="Hypertextovýodkaz" style:family="text">
      <style:text-properties fo:language="en" fo:country="GB"/>
    </style:style>
    <style:style style:name="T131" style:parent-style-name="instrukce" style:family="text">
      <style:text-properties style:use-window-font-color="true" fo:language="en" fo:country="GB"/>
    </style:style>
    <style:style style:name="T132" style:parent-style-name="instrukce" style:family="text">
      <style:text-properties fo:language="en" fo:country="GB"/>
    </style:style>
    <style:style style:name="T133" style:parent-style-name="Hypertextovýodkaz" style:family="text">
      <style:text-properties fo:language="en" fo:country="GB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37" style:parent-style-name="instrukce" style:family="text">
      <style:text-properties style:use-window-font-color="tru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40" style:parent-style-name="Hypertextovýodkaz" style:family="text">
      <style:text-properties fo:language="en" fo:country="GB"/>
    </style:style>
    <style:style style:name="T141" style:parent-style-name="instrukce" style:family="text">
      <style:text-properties style:use-window-font-color="true" fo:language="en" fo:country="GB"/>
    </style:style>
    <style:style style:name="T142" style:parent-style-name="instrukce" style:family="text">
      <style:text-properties fo:language="en" fo:country="GB"/>
    </style:style>
    <style:style style:name="T143" style:parent-style-name="Hypertextovýodkaz" style:family="text">
      <style:text-properties fo:language="en" fo:country="GB"/>
    </style:style>
    <style:style style:name="T144" style:parent-style-name="instrukce" style:family="text">
      <style:text-properties style:use-window-font-color="true" fo:language="en" fo:country="GB"/>
    </style:style>
    <style:style style:name="T145" style:parent-style-name="instrukce" style:family="text">
      <style:text-properties fo:language="en" fo:country="GB"/>
    </style:style>
    <style:style style:name="T146" style:parent-style-name="Hypertextovýodkaz" style:family="text">
      <style:text-properties fo:language="en" fo:country="GB"/>
    </style:style>
    <style:style style:name="T147" style:parent-style-name="instrukce" style:family="text">
      <style:text-properties style:use-window-font-color="true" fo:language="en" fo:country="GB"/>
    </style:style>
    <style:style style:name="T148" style:parent-style-name="instrukce" style:family="text">
      <style:text-properties fo:language="en" fo:country="GB"/>
    </style:style>
    <style:style style:name="T149" style:parent-style-name="Hypertextovýodkaz" style:family="text">
      <style:text-properties fo:language="en" fo:country="GB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53" style:parent-style-name="instrukce" style:family="text">
      <style:text-properties style:use-window-font-color="tru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56" style:parent-style-name="instrukce" style:family="text">
      <style:text-properties style:use-window-font-color="true" fo:language="en" fo:country="GB"/>
    </style:style>
    <style:style style:name="T157" style:parent-style-name="Značkapozn.podčarou" style:family="text">
      <style:text-properties fo:language="en" fo:country="GB"/>
    </style:style>
    <style:style style:name="T158" style:parent-style-name="Standardnípísmoodstavce" style:family="text">
      <style:text-properties fo:language="en" fo:country="GB"/>
    </style:style>
    <style:style style:name="T159" style:parent-style-name="Standardnípísmoodstavce" style:family="text">
      <style:text-properties fo:language="en" fo:country="GB"/>
    </style:style>
    <style:style style:name="T160" style:parent-style-name="instrukce" style:family="text">
      <style:text-properties fo:language="en" fo:country="GB"/>
    </style:style>
    <style:style style:name="T161" style:parent-style-name="Hypertextovýodkaz" style:family="text">
      <style:text-properties fo:language="en" fo:country="GB"/>
    </style:style>
    <style:style style:name="T162" style:parent-style-name="instrukce" style:family="text">
      <style:text-properties style:use-window-font-color="true" fo:language="en" fo:country="GB"/>
    </style:style>
    <style:style style:name="T163" style:parent-style-name="instrukce" style:family="text">
      <style:text-properties fo:language="en" fo:country="GB"/>
    </style:style>
    <style:style style:name="T164" style:parent-style-name="Hypertextovýodkaz" style:family="text">
      <style:text-properties fo:language="en" fo:country="GB"/>
    </style:style>
    <style:style style:name="T165" style:parent-style-name="instrukce" style:family="text">
      <style:text-properties style:use-window-font-color="true" fo:language="en" fo:country="GB"/>
    </style:style>
    <style:style style:name="T166" style:parent-style-name="instrukce" style:family="text">
      <style:text-properties fo:language="en" fo:country="GB"/>
    </style:style>
    <style:style style:name="T167" style:parent-style-name="Hypertextovýodkaz" style:family="text">
      <style:text-properties fo:language="en" fo:country="GB"/>
    </style:style>
    <style:style style:name="P168" style:parent-style-name="Číslovanýseznam" style:family="paragraph">
      <style:paragraph-properties fo:text-align="start"/>
    </style:style>
    <style:style style:name="P169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170" style:parent-style-name="instrukce" style:family="text">
      <style:text-properties style:use-window-font-color="true" fo:language="en" fo:country="GB"/>
    </style:style>
    <style:style style:name="T171" style:parent-style-name="Standardnípísmoodstavce" style:family="text">
      <style:text-properties fo:language="en" fo:country="GB"/>
    </style:style>
    <style:style style:name="T172" style:parent-style-name="instrukce" style:family="text">
      <style:text-properties style:use-window-font-color="true" fo:language="en" fo:country="GB"/>
    </style:style>
    <style:style style:name="T173" style:parent-style-name="instrukce" style:family="text">
      <style:text-properties fo:font-weight="bold" style:font-weight-asian="bold" style:use-window-font-color="true" fo:language="en" fo:country="GB"/>
    </style:style>
    <style:style style:name="T174" style:parent-style-name="instrukce" style:family="text">
      <style:text-properties style:use-window-font-color="true" fo:language="en" fo:country="GB"/>
    </style:style>
    <style:style style:name="T175" style:parent-style-name="Hypertextovýodkaz" style:family="text">
      <style:text-properties fo:language="en" fo:country="GB"/>
    </style:style>
    <style:style style:name="T176" style:parent-style-name="instrukce" style:family="text">
      <style:text-properties style:use-window-font-color="true" fo:language="en" fo:country="GB"/>
    </style:style>
    <style:style style:name="T177" style:parent-style-name="instrukce" style:family="text">
      <style:text-properties fo:language="en" fo:country="GB"/>
    </style:style>
    <style:style style:name="T178" style:parent-style-name="instrukce" style:family="text">
      <style:text-properties style:use-window-font-color="true" fo:language="en" fo:country="GB"/>
    </style:style>
    <style:style style:name="T179" style:parent-style-name="instrukce" style:family="text">
      <style:text-properties fo:language="en" fo:country="GB"/>
    </style:style>
    <style:style style:name="T180" style:parent-style-name="instrukce" style:family="text">
      <style:text-properties style:use-window-font-color="true" fo:language="en" fo:country="GB"/>
    </style:style>
    <style:style style:name="T181" style:parent-style-name="instrukce" style:family="text">
      <style:text-properties fo:language="en" fo:country="GB"/>
    </style:style>
    <style:style style:name="T182" style:parent-style-name="Hypertextovýodkaz" style:family="text">
      <style:text-properties fo:language="en" fo:country="GB"/>
    </style:style>
    <style:style style:name="T183" style:parent-style-name="instrukce" style:family="text">
      <style:text-properties style:use-window-font-color="true" fo:language="en" fo:country="GB"/>
    </style:style>
    <style:style style:name="P184" style:parent-style-name="Číslovanýseznam" style:family="paragraph">
      <style:paragraph-properties fo:text-align="start">
        <style:tab-stops>
          <style:tab-stop style:type="left" style:position="0.2875in"/>
        </style:tab-stops>
      </style:paragraph-properties>
    </style:style>
    <style:style style:name="P185" style:parent-style-name="Číslovanýseznam" style:family="paragraph">
      <style:paragraph-properties fo:text-align="start" fo:margin-left="0.2958in" fo:text-indent="-0.25in">
        <style:tab-stops/>
      </style:paragraph-properties>
    </style:style>
    <style:style style:name="T186" style:parent-style-name="instrukce" style:family="text">
      <style:text-properties style:use-window-font-color="true" fo:language="en" fo:country="GB"/>
    </style:style>
    <style:style style:name="T187" style:parent-style-name="Standardnípísmoodstavce" style:family="text">
      <style:text-properties fo:language="en" fo:country="GB"/>
    </style:style>
    <style:style style:name="T188" style:parent-style-name="instrukce" style:family="text">
      <style:text-properties style:use-window-font-color="true" fo:language="en" fo:country="GB"/>
    </style:style>
    <style:style style:name="T189" style:parent-style-name="instrukce" style:family="text">
      <style:text-properties style:use-window-font-color="true" fo:language="en" fo:country="GB"/>
    </style:style>
    <style:style style:name="T190" style:parent-style-name="instrukce" style:family="text">
      <style:text-properties fo:font-weight="bold" style:font-weight-asian="bold" style:use-window-font-color="true" fo:language="en" fo:country="GB"/>
    </style:style>
    <style:style style:name="T191" style:parent-style-name="instrukce" style:family="text">
      <style:text-properties style:use-window-font-color="true" fo:language="en" fo:country="GB"/>
    </style:style>
    <style:style style:name="T192" style:parent-style-name="instrukce" style:family="text">
      <style:text-properties fo:language="en" fo:country="GB"/>
    </style:style>
    <style:style style:name="T193" style:parent-style-name="Hypertextovýodkaz" style:family="text">
      <style:text-properties fo:language="en" fo:country="GB"/>
    </style:style>
    <style:style style:name="T194" style:parent-style-name="instrukce" style:family="text">
      <style:text-properties style:use-window-font-color="true" fo:language="en" fo:country="GB"/>
    </style:style>
    <style:style style:name="P195" style:parent-style-name="Číslovanýseznam" style:family="paragraph">
      <style:paragraph-properties fo:margin-left="0.25in" fo:text-indent="-0.25in">
        <style:tab-stops>
          <style:tab-stop style:type="left" style:position="0.0375in"/>
        </style:tab-stops>
      </style:paragraph-properties>
    </style:style>
    <style:style style:name="T196" style:parent-style-name="instrukce" style:family="text">
      <style:text-properties style:use-window-font-color="true" fo:language="en" fo:country="GB"/>
    </style:style>
    <style:style style:name="T197" style:parent-style-name="instrukce" style:family="text">
      <style:text-properties style:use-window-font-color="true" fo:language="en" fo:country="GB"/>
    </style:style>
    <style:style style:name="TableColumn199" style:family="table-column">
      <style:table-column-properties style:column-width="1.2236in"/>
    </style:style>
    <style:style style:name="TableColumn200" style:family="table-column">
      <style:table-column-properties style:column-width="1.6729in"/>
    </style:style>
    <style:style style:name="Table198" style:family="table">
      <style:table-properties style:width="2.8965in" fo:margin-left="0.25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04" style:parent-style-name="instrukce" style:family="text">
      <style:text-properties fo:font-weight="bold" style:font-weight-asian="bold" style:use-window-font-color="true" fo:language="en" fo:country="GB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07" style:parent-style-name="instrukce" style:family="text">
      <style:text-properties fo:font-weight="bold" style:font-weight-asian="bold" style:use-window-font-color="true" fo:language="en" fo:country="GB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11" style:parent-style-name="instrukce" style:family="text">
      <style:text-properties style:use-window-font-color="true" fo:language="en" fo:country="GB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14" style:parent-style-name="instrukce" style:family="text">
      <style:text-properties style:use-window-font-color="true" fo:language="en" fo:country="GB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18" style:parent-style-name="instrukce" style:family="text">
      <style:text-properties style:use-window-font-color="true" fo:language="en" fo:country="GB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21" style:parent-style-name="instrukce" style:family="text">
      <style:text-properties style:use-window-font-color="true" fo:language="en" fo:country="GB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25" style:parent-style-name="instrukce" style:family="text">
      <style:text-properties style:use-window-font-color="true" fo:language="en" fo:country="GB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28" style:parent-style-name="instrukce" style:family="text">
      <style:text-properties style:use-window-font-color="true" fo:language="en" fo:country="GB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32" style:parent-style-name="instrukce" style:family="text">
      <style:text-properties style:use-window-font-color="true" fo:language="en" fo:country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35" style:parent-style-name="instrukce" style:family="text">
      <style:text-properties style:use-window-font-color="true" fo:language="en" fo:country="GB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39" style:parent-style-name="instrukce" style:family="text">
      <style:text-properties style:use-window-font-color="true" fo:language="en" fo:country="GB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42" style:parent-style-name="instrukce" style:family="text">
      <style:text-properties style:use-window-font-color="true" fo:language="en" fo:country="GB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46" style:parent-style-name="instrukce" style:family="text">
      <style:text-properties style:use-window-font-color="true"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Číslovanýseznam" style:family="paragraph">
      <style:paragraph-properties fo:text-align="center" fo:margin-left="0.25in" fo:text-indent="-0.25in">
        <style:tab-stops>
          <style:tab-stop style:type="left" style:position="0.1437in"/>
        </style:tab-stops>
      </style:paragraph-properties>
    </style:style>
    <style:style style:name="T249" style:parent-style-name="instrukce" style:family="text">
      <style:text-properties style:use-window-font-color="true" fo:language="en" fo:country="GB"/>
    </style:style>
    <style:style style:name="P250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51" style:parent-style-name="Základnítext" style:family="paragraph">
      <style:paragraph-properties fo:text-align="start"/>
    </style:style>
    <style:style style:name="T252" style:parent-style-name="Standardnípísmoodstavce" style:family="text">
      <style:text-properties fo:language="en" fo:country="GB"/>
    </style:style>
    <style:style style:name="T253" style:parent-style-name="instrukce" style:family="text">
      <style:text-properties style:use-window-font-color="true" fo:language="en" fo:country="GB"/>
    </style:style>
    <style:style style:name="T254" style:parent-style-name="instrukce" style:family="text">
      <style:text-properties fo:language="en" fo:country="GB"/>
    </style:style>
    <style:style style:name="T255" style:parent-style-name="instrukce" style:family="text">
      <style:text-properties style:use-window-font-color="true" fo:language="en" fo:country="GB"/>
    </style:style>
    <style:style style:name="T256" style:parent-style-name="Hypertextovýodkaz" style:family="text">
      <style:text-properties fo:language="en" fo:country="GB"/>
    </style:style>
    <style:style style:name="T257" style:parent-style-name="Hypertextovýodkaz" style:family="text">
      <style:text-properties fo:language="en" fo:country="GB"/>
    </style:style>
    <style:style style:name="T258" style:parent-style-name="instrukce" style:family="text">
      <style:text-properties style:use-window-font-color="true" fo:language="en" fo:country="GB"/>
    </style:style>
    <style:style style:name="P259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260" style:parent-style-name="instrukce" style:family="text">
      <style:text-properties style:use-window-font-color="true" fo:language="en" fo:country="GB"/>
    </style:style>
    <style:style style:name="T261" style:parent-style-name="Hypertextovýodkaz" style:family="text">
      <style:text-properties fo:language="en" fo:country="GB"/>
    </style:style>
    <style:style style:name="T262" style:parent-style-name="instrukce" style:family="text">
      <style:text-properties style:use-window-font-color="true" fo:language="en" fo:country="GB"/>
    </style:style>
    <style:style style:name="P263" style:parent-style-name="Základnítext" style:family="paragraph">
      <style:text-properties fo:language="en" fo:country="GB"/>
    </style:style>
    <style:style style:name="P264" style:parent-style-name="Základnítext" style:family="paragraph">
      <style:text-properties fo:language="en" fo:country="GB"/>
    </style:style>
    <style:style style:name="P265" style:parent-style-name="podpis" style:family="paragraph">
      <style:paragraph-properties fo:margin-top="0.3333in"/>
    </style:style>
    <style:style style:name="T266" style:parent-style-name="Standardnípísmoodstavce" style:family="text">
      <style:text-properties fo:language="en" fo:country="GB"/>
    </style:style>
    <style:style style:name="P267" style:parent-style-name="podpis" style:family="paragraph">
      <style:text-properties fo:language="en" fo:country="GB"/>
    </style:style>
    <style:style style:name="T268" style:parent-style-name="Standardnípísmoodstavce" style:family="text">
      <style:text-properties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4/2024</text:p>
            <text:p text:style-name="Normální">KVOP-15104/2024</text:p>
            <text:p text:style-name="Normální">15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P17"/>
            <text:p text:style-name="P18">Dear Mr</text:p>
            <text:p text:style-name="Normální"><text:span text:style-name="T19">L. V.</text:span>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20">e-mail:<text:s/></text:span></text:p>
            <text:p text:style-name="Normální"/>
            <text:p text:style-name="Normální"/>
            <text:p text:style-name="Normální"/>
          </table:table-cell>
        </table:table-row>
      </table:table>
      <text:p text:style-name="P21">Response on a request for information according to Act<text:s/>No. 106/1999 Coll., on free access to information</text:p>
      <text:p text:style-name="P22">Dear Mr V.,</text:p>
      <text:p text:style-name="Základnítext"><text:span text:style-name="T23">on 4 April 2024</text:span><text:span text:style-name="T24"><text:note text:note-class="footnote" text:id="_ftn0"><text:note-citation>1</text:note-citation><text:note-body><text:p text:style-name="Textpozn.podčarou"><text:s/><text:tab/><text:span text:style-name="T25">We apologize for not responding to your previous emails. Unfortunately, we have not been able to find them.</text:span></text:p></text:note-body></text:note></text:span><text:span text:style-name="T26"><text:s/>we received your request for information. You asked us for numbers</text:span><text:span text:style-name="T27"><text:s/>of:</text:span></text:p>
      <text:list text:style-name="LFO3_1" text:continue-numbering="true">
        <text:list-item>
          <text:p text:style-name="P28"><text:span text:style-name="T29">constitutional complaints or applications to review legal provision or legal act submitted by the<text:s/></text:span><text:span text:style-name="T30">Public Defender of Rights</text:span><text:span text:style-name="T31"><text:s/>between 2017 and 2022,</text:span></text:p>
        </text:list-item>
        <text:list-item>
          <text:p text:style-name="P32"><text:span text:style-name="T33">amicus curiae submitted by the<text:s/></text:span><text:span text:style-name="T34">Public Defender of Rights</text:span><text:span text:style-name="T35"><text:s/>between 2017 and 2022 on his own motion or at t</text:span><text:span text:style-name="T36">he request of the Constitutional Court or the Supreme Court,</text:span></text:p>
        </text:list-item>
        <text:list-item>
          <text:p text:style-name="P37"><text:span text:style-name="T38">observations submitted by the<text:s/></text:span><text:span text:style-name="T39">Public Defender of Rights</text:span><text:span text:style-name="T40"><text:s/>between 2017 and 2022 to the European Court of Human Rights under Article 36(2) of the European Convention on Human Rights,</text:span></text:p>
        </text:list-item>
        <text:list-item>
          <text:p text:style-name="P41"><text:span text:style-name="T42">employees in th</text:span><text:span text:style-name="T43">e Public Defender of Rights Office between 2017 and 2022.</text:span></text:p>
        </text:list-item>
      </text:list>
      <text:p text:style-name="Základnítext"><text:span text:style-name="T44"><text:s/>We are providing you the following information:</text:span></text:p>
      <text:list text:style-name="LFO3_1">
        <text:list-item text:start-value="1">
          <text:p text:style-name="P45"/>
        </text:list-item>
      </text:list>
      <text:p text:style-name="P46"><text:span text:style-name="T47">The<text:s/></text:span><text:span text:style-name="T48">Public Defender of Rights</text:span><text:span text:style-name="T49"><text:s/></text:span><text:span text:style-name="T50">did not</text:span><text:span text:style-name="T51"><text:s/>submit any constitutional complaints during this period because he is not competent to do it.</text:span></text:p>
      <text:p text:style-name="P52"><text:span text:style-name="T53">In the Czech Rep</text:span><text:span text:style-name="T54">ublic, only the Constitutional Court decides on the annulment of legal acts, legal provisions or subordinate legislation (e.g. government regulations or ministerial decrees).</text:span></text:p>
      <text:p text:style-name="P55"><text:span text:style-name="T56">The</text:span><text:span text:style-name="T57"><text:s/>Public Defender of Rights</text:span><text:span text:style-name="T58"><text:s/>is not competent to submit an application to review</text:span><text:span text:style-name="T59"><text:s/>a legal act or legal provision. He can only submit an application to review a subordinate legislation. In both cases, he can intervene in the proceedings and comment on an application submitted by someone else.</text:span><text:span text:style-name="T60"><text:note text:note-class="footnote" text:id="_ftn1"><text:note-citation>2</text:note-citation><text:note-body><text:p text:style-name="Textpozn.podčarou"><text:s/><text:tab/><text:span text:style-name="T61">See the Act No.</text:span><text:a xlink:href="https://www.e-sbirka.cz/sb/1993/182" office:target-frame-name="_top" xlink:show="replace"><text:span text:style-name="T62">182/1993</text:span></text:a><text:span text:style-name="T63">, Coll., on the Constitutional Court.</text:span></text:p><text:p text:style-name="Textpozn.podčarou"/></text:note-body></text:note></text:span></text:p>
      <text:soft-page-break/>
      <text:p text:style-name="P64"><text:span text:style-name="T65">During this period, the<text:s/></text:span><text:span text:style-name="T66">Public Defender of Rights</text:span><text:span text:style-name="T67"><text:s/>submitted<text:s/></text:span><text:span text:style-name="T68">only two</text:span><text:span text:style-name="T69"><text:s/>applications to review the subordinate legislation. Namely, in the cases under file No.</text:span><text:span text:style-name="T70"><text:s/></text:span><text:a xlink:href="https://eso.ochrance.cz/Nalezene/Edit/9918" office:target-frame-name="_top" xlink:show="replace"><text:span text:style-name="T71">37/2020/SZD</text:span></text:a><text:span text:style-name="T72"><text:s/></text:span><text:span text:style-name="T73">and</text:span><text:span text:style-name="T74"><text:s/></text:span><text:a xlink:href="https://eso.ochrance.cz/Nalezene/Edit/9572" office:target-frame-name="_top" xlink:show="replace"><text:span text:style-name="T75">20/2021/SZD</text:span></text:a><text:span text:style-name="T76">.<text:s/></text:span></text:p>
      <text:p text:style-name="P77"><text:span text:style-name="T78">Below we provide you an overview of the proceedings at Constitutional Court in which the<text:s/></text:span><text:span text:style-name="T79">Public Defender of</text:span><text:span text:style-name="T80"><text:s/>Rights</text:span><text:span text:style-name="T81"><text:s/>intervened during this period and provided a comment:</text:span></text:p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Year</text:span></text:p>
          </table:table-cell>
          <table:table-cell table:style-name="TableCell89">
            <text:p text:style-name="P90"><text:span text:style-name="T91">File No.</text:span></text:p>
          </table:table-cell>
        </table:table-row>
        <table:table-row table:style-name="TableRow92">
          <table:table-cell table:style-name="TableCell93">
            <text:p text:style-name="P94"><text:span text:style-name="T95">2017</text:span></text:p>
          </table:table-cell>
          <table:table-cell table:style-name="TableCell96">
            <text:p text:style-name="P97"><text:span text:style-name="T98">12/2017/SZD,</text:span><text:span text:style-name="T99"><text:note text:note-class="footnote" text:id="_ftn2"><text:note-citation>3</text:note-citation><text:note-body><text:p text:style-name="Textpozn.podčarou"><text:span text:style-name="T100"><text:s/></text:span><text:span text:style-name="T101"><text:tab/>This comment is not publicly available.</text:span></text:p></text:note-body></text:note></text:span><text:span text:style-name="T102"><text:s/></text:span><text:a xlink:href="https://eso.ochrance.cz/Nalezene/Edit/5792" office:target-frame-name="_top" xlink:show="replace"><text:span text:style-name="T103">28/2017/SZD</text:span></text:a></text:p>
          </table:table-cell>
        </table:table-row>
        <table:table-row table:style-name="TableRow104">
          <table:table-cell table:style-name="TableCell105">
            <text:p text:style-name="P106"><text:span text:style-name="T107">2018</text:span></text:p>
          </table:table-cell>
          <table:table-cell table:style-name="TableCell108">
            <text:p text:style-name="P109"><text:a xlink:href="https://eso.ochrance.cz/Nalezene/Edit/6606" office:target-frame-name="_top" xlink:show="replace"><text:span text:style-name="Hypertextovýodkaz">2/2018/SZD</text:span></text:a><text:span text:style-name="T110">,</text:span><text:span text:style-name="instrukce"><text:s/></text:span><text:a xlink:href="https://eso.ochrance.cz/Nalezene/Edit/5900" office:target-frame-name="_top" xlink:show="replace"><text:span text:style-name="Hypertextovýodkaz">3/2018/SZD</text:span></text:a><text:span text:style-name="T111">,</text:span><text:span text:style-name="instrukce"><text:s/></text:span><text:a xlink:href="https://eso.ochrance.cz/Nalezene/Edit/6048" office:target-frame-name="_top" xlink:show="replace"><text:span text:style-name="Hypertextovýodkaz">5/2018/SZD</text:span></text:a><text:span text:style-name="T112">,</text:span><text:span text:style-name="instrukce"><text:s/></text:span><text:a xlink:href="https://eso.ochrance.cz/Nalezene/Edit/6010" office:target-frame-name="_top" xlink:show="replace"><text:span text:style-name="Hypertextovýodkaz">12/2018/SZD</text:span></text:a><text:span text:style-name="T113">,</text:span><text:span text:style-name="instrukce"><text:s/></text:span><text:a xlink:href="https://eso.ochrance.cz/Nalezene/Edit/6116" office:target-frame-name="_top" xlink:show="replace"><text:span text:style-name="Hypertextovýodkaz">17/2018/SZD</text:span></text:a></text:p>
          </table:table-cell>
        </table:table-row>
        <table:table-row table:style-name="TableRow114">
          <table:table-cell table:style-name="TableCell115">
            <text:p text:style-name="P116"><text:span text:style-name="T117">2019</text:span></text:p>
          </table:table-cell>
          <table:table-cell table:style-name="TableCell118">
            <text:p text:style-name="P119"><text:a xlink:href="https://eso.ochrance.cz/Nalezene/Edit/7222" office:target-frame-name="_top" xlink:show="replace"><text:span text:style-name="T120">24/2019/SZD</text:span></text:a><text:span text:style-name="T121">,</text:span><text:span text:style-name="T122"><text:s/></text:span><text:a xlink:href="https://eso.ochrance.cz/Nalezene/Edit/7860" office:target-frame-name="_top" xlink:show="replace"><text:span text:style-name="T123">39/2019/SZD</text:span></text:a></text:p>
          </table:table-cell>
        </table:table-row>
        <table:table-row table:style-name="TableRow124">
          <table:table-cell table:style-name="TableCell125">
            <text:p text:style-name="P126"><text:span text:style-name="T127">2020</text:span></text:p>
          </table:table-cell>
          <table:table-cell table:style-name="TableCell128">
            <text:p text:style-name="P129"><text:a xlink:href="https://eso.ochrance.cz/Nalezene/Edit/7904" office:target-frame-name="_top" xlink:show="replace"><text:span text:style-name="T130">13/2020/SZD</text:span></text:a><text:span text:style-name="T131">,</text:span><text:span text:style-name="T132"><text:s/></text:span><text:a xlink:href="https://eso.ochrance.cz/Nalezene/Edit/8096" office:target-frame-name="_top" xlink:show="replace"><text:span text:style-name="T133">18/2020/SZD</text:span></text:a></text:p>
          </table:table-cell>
        </table:table-row>
        <table:table-row table:style-name="TableRow134">
          <table:table-cell table:style-name="TableCell135">
            <text:p text:style-name="P136"><text:span text:style-name="T137">2021</text:span></text:p>
          </table:table-cell>
          <table:table-cell table:style-name="TableCell138">
            <text:p text:style-name="P139"><text:a xlink:href="https://eso.ochrance.cz/Nalezene/Edit/9082" office:target-frame-name="_top" xlink:show="replace"><text:span text:style-name="T140">4/2021/SZD</text:span></text:a><text:span text:style-name="T141">,</text:span><text:span text:style-name="T142"><text:s/></text:span><text:a xlink:href="https://eso.ochrance.cz/Nalezene/Edit/9374" office:target-frame-name="_top" xlink:show="replace"><text:span text:style-name="T143">14/2021/SZD</text:span></text:a><text:span text:style-name="T144">,</text:span><text:span text:style-name="T145"><text:s/></text:span><text:a xlink:href="https://eso.ochrance.cz/Nalezene/Edit/9830" office:target-frame-name="_top" xlink:show="replace"><text:span text:style-name="T146">27/2021/SZD</text:span></text:a><text:span text:style-name="T147">,</text:span><text:span text:style-name="T148"><text:s/></text:span><text:a xlink:href="https://eso.ochrance.cz/Nalezene/Edit/10054" office:target-frame-name="_top" xlink:show="replace"><text:span text:style-name="T149">29/2021/SZD</text:span></text:a></text:p>
          </table:table-cell>
        </table:table-row>
        <table:table-row table:style-name="TableRow150">
          <table:table-cell table:style-name="TableCell151">
            <text:p text:style-name="P152"><text:span text:style-name="T153">2022</text:span></text:p>
          </table:table-cell>
          <table:table-cell table:style-name="TableCell154">
            <text:p text:style-name="P155"><text:span text:style-name="T156">2/2022/SZD,</text:span><text:span text:style-name="T157"><text:note text:note-class="footnote" text:id="_ftn3"><text:note-citation>4</text:note-citation><text:note-body><text:p text:style-name="Textpozn.podčarou"><text:s/><text:tab/><text:span text:style-name="T158">This comment is n</text:span><text:span text:style-name="T159">ot publicly available. We will publish it additionally during following days.</text:span></text:p></text:note-body></text:note></text:span><text:span text:style-name="T160"><text:s/></text:span><text:a xlink:href="https://eso.ochrance.cz/Nalezene/Edit/10112" office:target-frame-name="_top" xlink:show="replace"><text:span text:style-name="T161">3/2022/SZD</text:span></text:a><text:span text:style-name="T162">,</text:span><text:span text:style-name="T163"><text:s/></text:span><text:a xlink:href="https://eso.ochrance.cz/Nalezene/Edit/10862" office:target-frame-name="_top" xlink:show="replace"><text:span text:style-name="T164">13/2022/SZD</text:span></text:a><text:span text:style-name="T165">,</text:span><text:span text:style-name="T166"><text:s/></text:span><text:a xlink:href="https://eso.ochrance.cz/Nalezene/Edit/12216" office:target-frame-name="_top" xlink:show="replace"><text:span text:style-name="T167">16/2022/SZD</text:span></text:a></text:p>
          </table:table-cell>
        </table:table-row>
      </table:table>
      <text:list text:style-name="LFO3_1" text:continue-numbering="true">
        <text:list-item>
          <text:p text:style-name="P168"/>
        </text:list-item>
      </text:list>
      <text:p text:style-name="P169"><text:span text:style-name="T170">The<text:s/></text:span><text:span text:style-name="T171">Public Defender of Rights</text:span><text:span text:style-name="T172"><text:s/>submitted<text:s/></text:span><text:span text:style-name="T173">only two<text:s/></text:span><text:span text:style-name="T174">amicus curiae during this period. First of them he sent on his own motion to the Supreme Administrative Court (file No.<text:s/></text:span><text:a xlink:href="https://eso.ochrance.cz/Nalezene/Edit/7914" office:target-frame-name="_top" xlink:show="replace"><text:span text:style-name="T175">11/2020/SZD</text:span></text:a><text:span text:style-name="T176">).</text:span><text:span text:style-name="T177"><text:s/></text:span><text:span text:style-name="T178">In second case he received a request for it from the Constitutional</text:span><text:span text:style-name="T179"><text:s/></text:span><text:span text:style-name="T180">Court (file No.</text:span><text:span text:style-name="T181"><text:s/></text:span><text:a xlink:href="https://eso.ochrance.cz/Nalezene/Edit/8532" office:target-frame-name="_top" xlink:show="replace"><text:span text:style-name="T182">29/2020/SZD</text:span></text:a><text:span text:style-name="T183">).</text:span></text:p>
      <text:p text:style-name="P184">(3)</text:p>
      <text:p text:style-name="P185"><text:span text:style-name="T186">The<text:s/></text:span><text:span text:style-name="T187">Public Defender of Rights</text:span><text:span text:style-name="T188"><text:s/>has<text:s/></text:span><text:span text:style-name="T189">submitted<text:s/></text:span><text:span text:style-name="T190">only one</text:span><text:span text:style-name="T191"><text:s/>observation to the European Court of Human Rights during this period (file No.</text:span><text:span text:style-name="T192"><text:s/></text:span><text:a xlink:href="https://www.ochrance.cz/uploads-import/ESO/SZD%209-22_vyjádření%20aj.pdf" office:target-frame-name="_top" xlink:show="replace"><text:span text:style-name="T193">9/2022/SZD</text:span></text:a><text:span text:style-name="T194">).<text:s/></text:span></text:p>
      <text:p text:style-name="P195"><text:span text:style-name="T196">(4)</text:span><text:span text:style-name="T197"><text:s text:c="2"/></text:span></text:p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<text:span text:style-name="T204">Year</text:span></text:p>
          </table:table-cell>
          <table:table-cell table:style-name="TableCell205">
            <text:p text:style-name="P206"><text:span text:style-name="T207">Number of employees</text:span></text:p>
          </table:table-cell>
        </table:table-row>
        <table:table-row table:style-name="TableRow208">
          <table:table-cell table:style-name="TableCell209">
            <text:p text:style-name="P210"><text:span text:style-name="T211">2017</text:span></text:p>
          </table:table-cell>
          <table:table-cell table:style-name="TableCell212">
            <text:p text:style-name="P213"><text:span text:style-name="T214">136</text:span></text:p>
          </table:table-cell>
        </table:table-row>
        <table:table-row table:style-name="TableRow215">
          <table:table-cell table:style-name="TableCell216">
            <text:p text:style-name="P217"><text:span text:style-name="T218">2018</text:span></text:p>
          </table:table-cell>
          <table:table-cell table:style-name="TableCell219">
            <text:p text:style-name="P220"><text:span text:style-name="T221">156</text:span></text:p>
          </table:table-cell>
        </table:table-row>
        <table:table-row table:style-name="TableRow222">
          <table:table-cell table:style-name="TableCell223">
            <text:p text:style-name="P224"><text:span text:style-name="T225">2019</text:span></text:p>
          </table:table-cell>
          <table:table-cell table:style-name="TableCell226">
            <text:p text:style-name="P227"><text:span text:style-name="T228">164</text:span></text:p>
          </table:table-cell>
        </table:table-row>
        <table:table-row table:style-name="TableRow229">
          <table:table-cell table:style-name="TableCell230">
            <text:p text:style-name="P231"><text:span text:style-name="T232">2020</text:span></text:p>
          </table:table-cell>
          <table:table-cell table:style-name="TableCell233">
            <text:p text:style-name="P234"><text:span text:style-name="T235">162</text:span></text:p>
          </table:table-cell>
        </table:table-row>
        <table:table-row table:style-name="TableRow236">
          <table:table-cell table:style-name="TableCell237">
            <text:p text:style-name="P238"><text:span text:style-name="T239">2021</text:span></text:p>
          </table:table-cell>
          <table:table-cell table:style-name="TableCell240">
            <text:p text:style-name="P241"><text:span text:style-name="T242">165</text:span></text:p>
          </table:table-cell>
        </table:table-row>
        <text:soft-page-break/>
        <table:table-row table:style-name="TableRow243">
          <table:table-cell table:style-name="TableCell244">
            <text:p text:style-name="P245"><text:span text:style-name="T246">2022</text:span></text:p>
          </table:table-cell>
          <table:table-cell table:style-name="TableCell247">
            <text:p text:style-name="P248"><text:span text:style-name="T249">165</text:span></text:p>
          </table:table-cell>
        </table:table-row>
      </table:table>
      <text:p text:style-name="P250"/>
      <text:p text:style-name="P251"><text:span text:style-name="T252">Dear Mr Vlačić,<text:s/></text:span><text:span text:style-name="T253">we hope you find this information useful for your research. You can find more details about our activities in our annual reports</text:span><text:span text:style-name="T254"><text:s/></text:span><text:span text:style-name="T255">(</text:span><text:a xlink:href="https://www.ochrance.cz/en/vystupy/annual-report/" office:target-frame-name="_top" xlink:show="replace"><text:span text:style-name="T256">https://www</text:span><text:span text:style-name="T257">.ochrance.cz/en/vystupy/annual-report/</text:span></text:a><text:span text:style-name="T258">).<text:s/></text:span></text:p>
      <text:p text:style-name="P259"><text:span text:style-name="T260">We would be pleased if you send us an electronic version of your published article (</text:span><text:a xlink:href="mailto:porizek@ochrance.cz" office:target-frame-name="_top" xlink:show="replace"><text:span text:style-name="T261">porizek@ochrance.cz</text:span></text:a><text:span text:style-name="T262">).<text:s/></text:span></text:p>
      <text:p text:style-name="P263">Best wishes</text:p>
      <text:p text:style-name="P264"/>
      <text:p text:style-name="P265"><text:span text:style-name="T266">JUDr. Pavel Pořízek, Ph.D.</text:span></text:p>
      <text:p text:style-name="P267">Head of the Public<text:s/>Defender or Rights Office</text:p>
      <text:p text:style-name="podpis"><text:span text:style-name="T268">(signed electronically)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DT0H*</text:span></text:p>
        <text:p text:style-name="P12"><text:span text:style-name="T13">KVOPX00EDT0H</text:span>KVOPX00EDT0H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6T08:46:00Z</meta:creation-date>
    <dc:date>2024-05-07T07:41:00Z</dc:date>
    <meta:print-date>2016-06-27T07:08:00Z</meta:print-date>
    <meta:template xlink:href="KVOP_dopis%20vedoucího" xlink:type="simple"/>
    <meta:editing-cycles>4</meta:editing-cycles>
    <meta:editing-duration>PT840S</meta:editing-duration>
    <meta:user-defined meta:name="ContentTypeId">0x010100D3A71DC738674B4893D02C4CA0E22FAC</meta:user-defined>
    <meta:document-statistic meta:page-count="3" meta:paragraph-count="9" meta:word-count="668" meta:character-count="4602" meta:row-count="32" meta:non-whitespace-character-count="3943"/>
  </office:meta>
</office:document-meta>
</file>